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3.75cm" fo:min-width="4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75cm" fo:min-width="3.5cm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0.67cm" fo:min-width="0.138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4.75cm" fo:min-width="4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812cm" fo:min-width="0.562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3.75cm" fo:min-width="2.5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25cm" fo:min-width="2.1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35cm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75cm" fo:min-width="1cm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0.6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994cm" fo:min-width="1.9cm"/>
    </style:style>
    <style:style style:name="gr25" style:family="graphic" style:parent-style-name="standard">
      <style:graphic-properties draw:textarea-horizontal-align="justify" draw:textarea-vertical-align="middle" draw:auto-grow-height="false" fo:min-height="0.237cm" fo:min-width="1.58cm"/>
    </style:style>
    <style:style style:name="gr26" style:family="graphic" style:parent-style-name="standard">
      <style:graphic-properties draw:textarea-horizontal-align="justify" draw:textarea-vertical-align="middle" draw:auto-grow-height="false" fo:min-height="0.611cm" fo:min-width="0.35cm"/>
    </style:style>
    <style:style style:name="gr27" style:family="graphic" style:parent-style-name="standard">
      <style:graphic-properties draw:textarea-horizontal-align="justify" draw:textarea-vertical-align="middle" draw:auto-grow-height="false" fo:min-height="0.805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318cm" fo:min-width="0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668cm" fo:min-width="0.406cm"/>
    </style:style>
    <style:style style:name="gr30" style:family="graphic" style:parent-style-name="standard">
      <style:graphic-properties draw:stroke="none" svg:stroke-color="#000000" draw:fill="none" draw:fill-color="#ffffff" fo:min-height="0.27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10pt" style:font-name-asian="Liberation Sans1" style:font-size-asian="10pt" style:font-name-complex="Liberation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cm" svg:x="2cm" svg:y="1cm">
          <text:p text:style-name="P1">Alimentation</text:p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cm" svg:height="0.3cm" svg:x="2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2.7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3.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cm" svg:height="0.3cm" svg:x="4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0.3cm" svg:height="0.3cm" svg:x="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svg:x="6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1.9cm" svg:height="0.645cm" svg:x="2.4cm" svg:y="3.5cm">
          <draw:text-box>
            <text:p text:style-name="P3"><text:span text:style-name="T1">U</text:span><text:span text:style-name="T1">a</text:span><text:span text:style-name="T1">c</text:span></text:p>
          </draw:text-box>
        </draw:frame>
        <draw:frame draw:style-name="gr4" draw:text-style-name="P4" draw:layer="layout" svg:width="1.2cm" svg:height="0.645cm" svg:x="4.1cm" svg:y="3.601cm">
          <draw:text-box>
            <text:p text:style-name="P3"><text:span text:style-name="T1">U</text:span><text:span text:style-name="T1">a</text:span><text:span text:style-name="T1">c</text:span></text:p>
          </draw:text-box>
        </draw:frame>
        <draw:line draw:style-name="gr5" draw:text-style-name="P2" draw:layer="layout" svg:x1="4.3cm" svg:y1="4.2cm" svg:x2="5.2cm" svg:y2="3.6cm">
          <text:p/>
        </draw:line>
        <draw:frame draw:style-name="gr4" draw:text-style-name="P4" draw:layer="layout" svg:width="1.2cm" svg:height="0.645cm" svg:x="5.9cm" svg:y="3.602cm">
          <draw:text-box>
            <text:p text:style-name="P3"><text:span text:style-name="T1">U</text:span><text:span text:style-name="T1">d</text:span><text:span text:style-name="T1">c</text:span></text:p>
          </draw:text-box>
        </draw:frame>
        <draw:line draw:style-name="gr5" draw:text-style-name="P2" draw:layer="layout" svg:x1="6.1cm" svg:y1="4.201cm" svg:x2="7cm" svg:y2="3.601cm">
          <text:p/>
        </draw:line>
        <draw:custom-shape draw:style-name="gr6" draw:text-style-name="P2" draw:layer="layout" svg:width="4cm" svg:height="4cm" svg:x="13cm" svg:y="1cm">
          <text:p text:style-name="P1">Tranfo Mono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3cm" svg:height="0.3cm" svg:x="13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3cm" svg:height="0.3cm" svg:x="14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0.3cm" svg:height="0.3cm" svg:x="15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3cm" svg:height="0.3cm" svg:x="16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9cm" svg:height="0.645cm" svg:x="13.2cm" svg:y="3.7cm">
          <draw:text-box>
            <text:p text:style-name="P3"><text:span text:style-name="T1">P</text:span><text:span text:style-name="T1">ri</text:span><text:span text:style-name="T1">m</text:span><text:span text:style-name="T1">ai</text:span><text:span text:style-name="T1">re</text:span></text:p>
          </draw:text-box>
        </draw:frame>
        <draw:frame draw:style-name="gr4" draw:text-style-name="P4" draw:layer="layout" svg:width="2.3cm" svg:height="0.645cm" svg:x="14.9cm" svg:y="3.701cm">
          <draw:text-box>
            <text:p text:style-name="P3"><text:span text:style-name="T1">S</text:span><text:span text:style-name="T1">e</text:span><text:span text:style-name="T1">c</text:span><text:span text:style-name="T1">o</text:span><text:span text:style-name="T1">n</text:span><text:span text:style-name="T1">d</text:span><text:span text:style-name="T1">a</text:span><text:span text:style-name="T1">i</text:span><text:span text:style-name="T1">r</text:span><text:span text:style-name="T1">e</text:span></text:p>
          </draw:text-box>
        </draw:frame>
        <draw:custom-shape draw:style-name="gr8" draw:text-style-name="P5" draw:layer="layout" svg:width="0.9cm" svg:height="1.3cm" svg:x="14.3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9cm" svg:height="1.3cm" svg:x="14.8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cm" svg:height="5cm" draw:transform="rotate (1.5707963267949) translate (23cm 8cm)">
          <text:p text:style-name="P1">Charge 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0.3cm" svg:height="0.3cm" draw:transform="rotate (1.5707963267949) translate (26.4cm 7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6.4cm 7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6.4cm 6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7.3cm 7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cm" svg:height="0.3cm" draw:transform="rotate (1.5707963267949) translate (27.3cm 7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7.3cm 6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0.5cm" svg:height="0.5cm" draw:transform="rotate (1.5707963267949) translate (23.25cm 7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3.3cm 7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4.25cm 7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4.3cm 7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3.25cm 6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3.3cm 6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4.25cm 6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4.3cm 6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3.25cm 5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3.3cm 5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4.25cm 5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4.3cm 5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3.25cm 4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3.3cm 4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4.25cm 4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4.3cm 4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3.25cm 3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3.3cm 3.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5cm" svg:height="0.5cm" draw:transform="rotate (1.5707963267949) translate (24.25cm 3.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cm" svg:height="0.4cm" draw:transform="rotate (1.5707963267949) translate (24.3cm 3.6cm)">
          <text:p/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26.5cm" svg:y1="7.5cm" svg:x2="26.5cm" svg:y2="6.9cm">
          <text:p/>
        </draw:line>
        <draw:line draw:style-name="gr12" draw:text-style-name="P2" draw:layer="layout" svg:x1="27.5cm" svg:y1="7cm" svg:x2="27.5cm" svg:y2="6.4cm">
          <text:p/>
        </draw:line>
        <draw:custom-shape draw:style-name="gr9" draw:text-style-name="P2" draw:layer="layout" svg:width="5cm" svg:height="5cm" draw:transform="rotate (1.5707963267949) translate (23cm 14cm)">
          <text:p text:style-name="P1">Charge L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3cm" svg:height="0.3cm" draw:transform="rotate (1.5707963267949) translate (26.4cm 13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6.4cm 13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6.4cm 12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7.3cm 13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cm" svg:height="0.3cm" draw:transform="rotate (1.5707963267949) translate (27.3cm 13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7.3cm 12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6.5cm" svg:y1="13.5cm" svg:x2="26.5cm" svg:y2="12.9cm">
          <text:p/>
        </draw:line>
        <draw:line draw:style-name="gr12" draw:text-style-name="P2" draw:layer="layout" svg:x1="27.5cm" svg:y1="13cm" svg:x2="27.5cm" svg:y2="12.4cm">
          <text:p/>
        </draw:line>
        <draw:custom-shape draw:style-name="gr13" draw:text-style-name="P2" draw:layer="layout" svg:width="1.5cm" svg:height="1.5cm" draw:transform="rotate (1.5707963267949) translate (23.25cm 12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6cm" svg:height="0.6cm" draw:transform="rotate (1.5707963267949) translate (23.7cm 11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cm" svg:height="0.2cm" draw:transform="rotate (1.5707963267949) translate (23.5cm 11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5cm" svg:height="5cm" draw:transform="rotate (1.5707963267949) translate (23cm 20cm)">
          <text:p text:style-name="P1">Charge C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cm" svg:height="0.3cm" draw:transform="rotate (1.5707963267949) translate (26.4cm 19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6.4cm 19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6.4cm 18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7.3cm 19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cm" svg:height="0.3cm" draw:transform="rotate (1.5707963267949) translate (27.3cm 19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cm" svg:height="0.3cm" draw:transform="rotate (1.5707963267949) translate (27.3cm 18.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2" draw:layer="layout" svg:x1="26.5cm" svg:y1="19.5cm" svg:x2="26.5cm" svg:y2="18.9cm">
          <text:p/>
        </draw:line>
        <draw:line draw:style-name="gr12" draw:text-style-name="P2" draw:layer="layout" svg:x1="27.5cm" svg:y1="19cm" svg:x2="27.5cm" svg:y2="18.4cm">
          <text:p/>
        </draw:line>
        <draw:custom-shape draw:style-name="gr13" draw:text-style-name="P2" draw:layer="layout" svg:width="1.5cm" svg:height="1.5cm" draw:transform="rotate (1.5707963267949) translate (23.25cm 18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0.6cm" svg:height="0.6cm" draw:transform="rotate (1.5707963267949) translate (23.7cm 17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2cm" svg:height="0.2cm" draw:transform="rotate (1.5707963267949) translate (23.5cm 17.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" draw:layer="layout" svg:x1="26.4cm" svg:y1="19.45cm" svg:x2="26.4cm" svg:y2="13.45cm" draw:start-shape="id1" draw:start-glue-point="4" draw:end-shape="id2" draw:end-glue-point="4" svg:d="M26400 19450h-501v-6000h501" svg:viewBox="0 0 502 6001">
          <text:p/>
        </draw:connector>
        <draw:connector draw:style-name="gr16" draw:text-style-name="P1" draw:layer="layout" svg:x1="26.4cm" svg:y1="13.45cm" svg:x2="26.4cm" svg:y2="7.45cm" draw:start-shape="id2" draw:start-glue-point="4" draw:end-shape="id3" draw:end-glue-point="4" svg:d="M26400 13450h-501v-6000h501" svg:viewBox="0 0 502 6001">
          <text:p/>
        </draw:connector>
        <draw:connector draw:style-name="gr16" draw:text-style-name="P1" draw:layer="layout" svg:x1="27.6cm" svg:y1="18.95cm" svg:x2="27.6cm" svg:y2="12.95cm" draw:start-shape="id4" draw:start-glue-point="8" draw:end-shape="id5" draw:end-glue-point="8" svg:d="M27600 18950h501v-6000h-501" svg:viewBox="0 0 502 6001">
          <text:p/>
        </draw:connector>
        <draw:connector draw:style-name="gr16" draw:text-style-name="P1" draw:layer="layout" svg:x1="27.6cm" svg:y1="12.95cm" svg:x2="27.6cm" svg:y2="6.95cm" draw:start-shape="id5" draw:start-glue-point="8" draw:end-shape="id6" draw:end-glue-point="8" svg:d="M27600 12950h501v-6000h-501" svg:viewBox="0 0 502 6001">
          <text:p/>
        </draw:connector>
        <draw:custom-shape draw:style-name="gr17" draw:text-style-name="P2" draw:layer="layout" svg:width="3cm" svg:height="4cm" svg:x="3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0.3cm" svg:height="0.3cm" svg:x="3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3cm" svg:height="0.3cm" svg:x="3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3cm" svg:height="0.3cm" svg:x="5.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3cm" svg:height="0.3cm" svg:x="5.3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2.6cm" svg:height="1.5cm" svg:x="3.2cm" svg:y="11.3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line draw:style-name="gr19" draw:text-style-name="P2" draw:layer="layout" svg:x1="4.4cm" svg:y1="12.7cm" svg:x2="5.2cm" svg:y2="11.5cm">
          <text:p/>
        </draw:line>
        <draw:ellipse draw:style-name="gr16" draw:text-style-name="P1" draw:layer="layout" svg:width="2.1cm" svg:height="1.205cm" svg:x="3.45cm" svg:y="11.4cm" draw:kind="arc" draw:start-angle="1.14" draw:end-angle="179.75">
          <text:p/>
        </draw:ellipse>
        <draw:frame draw:style-name="gr20" draw:text-style-name="P4" draw:layer="layout" svg:width="0.6cm" svg:height="0.645cm" svg:x="3.6cm" svg:y="10cm">
          <draw:text-box>
            <text:p text:style-name="P3"><text:span text:style-name="T1">U</text:span></text:p>
          </draw:text-box>
        </draw:frame>
        <draw:frame draw:style-name="gr20" draw:text-style-name="P4" draw:layer="layout" svg:width="0.6cm" svg:height="0.645cm" svg:x="4.8cm" svg:y="10.001cm">
          <draw:text-box>
            <text:p text:style-name="P3"><text:span text:style-name="T1">I</text:span></text:p>
          </draw:text-box>
        </draw:frame>
        <draw:frame draw:style-name="gr21" draw:text-style-name="P4" draw:layer="layout" svg:width="0.6cm" svg:height="0.645cm" svg:x="2.9cm" svg:y="9.4cm">
          <draw:text-box>
            <text:p text:style-name="P3"><text:span text:style-name="T2">±</text:span></text:p>
          </draw:text-box>
        </draw:frame>
        <draw:frame draw:style-name="gr21" draw:text-style-name="P4" draw:layer="layout" svg:width="0.6cm" svg:height="0.645cm" svg:x="5.5cm" svg:y="9.401cm">
          <draw:text-box>
            <text:p text:style-name="P3"><text:span text:style-name="T2">±</text:span></text:p>
          </draw:text-box>
        </draw:frame>
        <draw:custom-shape draw:style-name="gr22" draw:text-style-name="P2" draw:layer="layout" svg:width="1.5cm" svg:height="2cm" svg:x="9cm" svg:y="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1cm" svg:height="0.7cm" svg:x="9.2cm" svg:y="9.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0.3cm" svg:height="0.3cm" svg:x="9.3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cm" svg:height="0.3cm" svg:x="9.8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5cm" svg:height="2cm" draw:transform="rotate (-3.14159265358979) translate (13.9cm 9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1cm" svg:height="0.7cm" draw:transform="rotate (-3.14159265358979) translate (13.7cm 8.9cm)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0.3cm" svg:height="0.3cm" draw:transform="rotate (-3.14159265358979) translate (13.6cm 7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0.3cm" svg:height="0.3cm" draw:transform="rotate (-3.14159265358979) translate (13.1cm 7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5cm" svg:height="2cm" draw:transform="rotate (-3.14159265358979) translate (16.9cm 11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1cm" svg:height="0.7cm" draw:transform="rotate (-3.14159265358979) translate (16.7cm 10.9cm)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0.3cm" svg:height="0.3cm" draw:transform="rotate (-3.14159265358979) translate (16.6cm 9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3cm" svg:height="0.3cm" draw:transform="rotate (-3.14159265358979) translate (16.1cm 9.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1.5cm" svg:height="2cm" svg:x="19.5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1.1cm" svg:height="0.7cm" svg:x="19.7cm" svg:y="3.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0.3cm" svg:height="0.3cm" svg:x="19.8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3cm" svg:height="0.3cm" svg:x="20.3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7" draw:id="id7" draw:layer="layout" svg:width="2.4cm" svg:height="3.244cm" svg:x="18.6cm" svg:y="11.5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08cm" svg:height="0.487cm" svg:x="18.76cm" svg:y="12.52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2cm" svg:height="1.217cm" svg:x="19.24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24cm" svg:height="1.055cm" svg:x="19.72cm" svg:y="13.42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32cm" svg:height="0.324cm" svg:x="18.84cm" svg:y="11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2cm" svg:height="0.324cm" svg:x="19.64cm" svg:y="11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2cm" svg:height="0.324cm" svg:x="20.44cm" svg:y="11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xml:id="id25" draw:id="id25" draw:layer="layout" svg:width="0.32cm" svg:height="0.568cm" svg:x="18.84cm" svg:y="10.9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xml:id="id26" draw:id="id26" draw:layer="layout" svg:width="0.32cm" svg:height="0.568cm" svg:x="20.44cm" svg:y="10.9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xml:id="id8" draw:id="id8" draw:layer="layout" svg:width="1.28cm" svg:height="1.298cm" svg:x="19.16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svg:x1="19.8cm" svg:y1="11.556cm" svg:x2="19.8cm" svg:y2="8.798cm" draw:start-shape="id7" draw:start-glue-point="0" draw:end-shape="id8" draw:end-glue-point="8" svg:d="M19800 11556v-2758" svg:viewBox="0 0 1 2759">
          <text:p/>
        </draw:connector>
        <draw:frame draw:style-name="gr30" draw:text-style-name="P4" draw:layer="layout" svg:width="0.48cm" svg:height="0.645cm" svg:x="18.86cm" svg:y="10.501cm">
          <draw:text-box>
            <text:p text:style-name="P3"><text:span text:style-name="T1">V</text:span></text:p>
          </draw:text-box>
        </draw:frame>
        <draw:frame draw:style-name="gr30" draw:text-style-name="P4" draw:layer="layout" svg:width="0.48cm" svg:height="0.645cm" svg:x="20.48cm" svg:y="10.502cm">
          <draw:text-box>
            <text:p text:style-name="P3"><text:span text:style-name="T1">N</text:span></text:p>
          </draw:text-box>
        </draw:frame>
        <draw:connector draw:style-name="gr16" draw:text-style-name="P1" draw:layer="layout" svg:x1="4.65cm" svg:y1="4.6cm" svg:x2="5.45cm" svg:y2="9.6cm" draw:start-shape="id9" draw:start-glue-point="8" draw:end-shape="id10" draw:end-glue-point="4" svg:d="M4650 4600v2500h800v2500" svg:viewBox="0 0 801 5001">
          <text:p/>
        </draw:connector>
        <draw:connector draw:style-name="gr16" draw:text-style-name="P1" draw:layer="layout" svg:x1="5.6cm" svg:y1="10.75cm" svg:x2="9.3cm" svg:y2="10.7cm" draw:start-shape="id11" draw:start-glue-point="10" draw:end-shape="id12" draw:end-glue-point="6" svg:d="M5600 10750h1850v-50h1850" svg:viewBox="0 0 3701 51">
          <text:p/>
        </draw:connector>
        <draw:connector draw:style-name="gr16" draw:text-style-name="P1" draw:layer="layout" svg:x1="10.1cm" svg:y1="10.7cm" svg:x2="14.55cm" svg:y2="4.6cm" draw:start-shape="id13" draw:start-glue-point="10" draw:end-shape="id14" draw:end-glue-point="8" svg:d="M10100 10700h4450v-6100" svg:viewBox="0 0 4451 6101">
          <text:p/>
        </draw:connector>
        <draw:connector draw:style-name="gr16" draw:text-style-name="P1" draw:layer="layout" svg:x1="5.15cm" svg:y1="4.6cm" svg:x2="13.55cm" svg:y2="4.6cm" draw:start-shape="id15" draw:start-glue-point="8" draw:end-shape="id16" draw:end-glue-point="8" svg:d="M5150 4600v501h8400v-501" svg:viewBox="0 0 8401 502">
          <text:p/>
        </draw:connector>
        <draw:connector draw:style-name="gr16" draw:text-style-name="P1" draw:layer="layout" svg:x1="3.7cm" svg:y1="9.75cm" svg:x2="5.3cm" svg:y2="9.75cm" draw:start-shape="id17" draw:start-glue-point="10" draw:end-shape="id10" draw:end-glue-point="6" svg:d="M3700 9750h1600" svg:viewBox="0 0 1601 1">
          <text:p/>
        </draw:connector>
        <draw:connector draw:style-name="gr16" draw:text-style-name="P1" draw:layer="layout" svg:x1="3.4cm" svg:y1="10.75cm" svg:x2="5.15cm" svg:y2="4.6cm" draw:start-shape="id18" draw:start-glue-point="6" draw:end-shape="id15" draw:end-glue-point="8" svg:d="M3400 10750h-501v-3150h2251v-3000" svg:viewBox="0 0 2252 6151">
          <text:p/>
        </draw:connector>
        <draw:connector draw:style-name="gr16" draw:text-style-name="P1" draw:layer="layout" svg:x1="16.7cm" svg:y1="4.45cm" svg:x2="19.8cm" svg:y2="4.7cm" draw:start-shape="id19" draw:start-glue-point="10" draw:end-shape="id20" draw:end-glue-point="6" svg:d="M16700 4450h1550v250h1550" svg:viewBox="0 0 3101 251">
          <text:p/>
        </draw:connector>
        <draw:connector draw:style-name="gr16" draw:text-style-name="P1" draw:layer="layout" draw:line-skew="-3.225cm" svg:x1="20.45cm" svg:y1="4.85cm" svg:x2="27.6cm" svg:y2="6.95cm" draw:start-shape="id21" draw:start-glue-point="8" draw:end-shape="id6" draw:end-glue-point="8" svg:d="M20450 4850v-2250h7651v4350h-501" svg:viewBox="0 0 7652 4351">
          <text:p/>
        </draw:connector>
        <draw:connector draw:style-name="gr16" draw:text-style-name="P1" draw:layer="layout" svg:x1="26.55cm" svg:y1="7.6cm" svg:x2="15.55cm" svg:y2="4.6cm" draw:start-shape="id3" draw:start-glue-point="6" draw:end-shape="id22" draw:end-glue-point="8" svg:d="M26550 7600v501h-11000v-3501" svg:viewBox="0 0 11001 3502">
          <text:p/>
        </draw:connector>
        <draw:connector draw:style-name="gr16" draw:text-style-name="P1" draw:layer="layout" svg:x1="15.55cm" svg:y1="4.6cm" svg:x2="15.95cm" svg:y2="9.15cm" draw:start-shape="id22" draw:start-glue-point="8" draw:end-shape="id23" draw:end-glue-point="8" svg:d="M15550 4600v2275h400v2275" svg:viewBox="0 0 401 4551">
          <text:p/>
        </draw:connector>
        <draw:connector draw:style-name="gr16" draw:text-style-name="P1" draw:layer="layout" svg:x1="16.55cm" svg:y1="4.6cm" svg:x2="16.45cm" svg:y2="9.15cm" draw:start-shape="id19" draw:start-glue-point="8" draw:end-shape="id24" draw:end-glue-point="8" svg:d="M16550 4600v2275h-100v2275" svg:viewBox="0 0 101 4551">
          <text:p/>
        </draw:connector>
        <draw:connector draw:style-name="gr16" draw:text-style-name="P1" draw:layer="layout" svg:x1="15.95cm" svg:y1="9.45cm" svg:x2="19cm" svg:y2="10.988cm" draw:start-shape="id23" draw:start-glue-point="4" draw:end-shape="id25" draw:end-glue-point="0" svg:d="M15950 9450v769h3050v769" svg:viewBox="0 0 3051 1539">
          <text:p/>
        </draw:connector>
        <draw:connector draw:style-name="gr16" draw:text-style-name="P1" draw:layer="layout" draw:line-skew="-0.219cm" svg:x1="16.45cm" svg:y1="9.45cm" svg:x2="20.6cm" svg:y2="10.988cm" draw:start-shape="id24" draw:start-glue-point="4" draw:end-shape="id26" draw:end-glue-point="0" svg:d="M16450 9450v550h4150v988" svg:viewBox="0 0 4151 1539">
          <text:p/>
        </draw:connector>
        <draw:connector draw:style-name="gr16" draw:text-style-name="P1" draw:layer="layout" svg:x1="13.4cm" svg:y1="4.45cm" svg:x2="12.95cm" svg:y2="7.15cm" draw:start-shape="id16" draw:start-glue-point="6" draw:end-shape="id27" draw:end-glue-point="8" svg:d="M13400 4450h-501v1425h51v1275" svg:viewBox="0 0 502 2701">
          <text:p/>
        </draw:connector>
        <draw:connector draw:style-name="gr16" draw:text-style-name="P1" draw:layer="layout" svg:x1="14.55cm" svg:y1="4.6cm" svg:x2="13.45cm" svg:y2="7.15cm" draw:start-shape="id14" draw:start-glue-point="8" draw:end-shape="id28" draw:end-glue-point="8" svg:d="M14550 4600v1275h-1100v1275" svg:viewBox="0 0 1101 2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7T09:42:40.572629396</meta:creation-date>
    <dc:date>2020-10-27T11:06:38.363013599</dc:date>
    <meta:editing-duration>PT22M10S</meta:editing-duration>
    <meta:editing-cycles>1</meta:editing-cycles>
    <meta:document-statistic meta:object-count="136"/>
    <meta:generator>LibreOffice/6.1.5.2$Linux_X86_64 LibreOffice_project/10$Build-2</meta:generator>
  </office:meta>
</office:document-meta>
</file>